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UtilsTests.adaptFromForwardedHeaders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UtilsTests.testWithXForwardedHeaders( String serverName , int port , String forwardedProto , String forwardedHost , int forwardedPort , String originHe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UtilsTests.parseMatrixVariable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ebUtilsTests.isSame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ebUtilsTests.checkValidOrigin( String serverName , int port , String originHeader , List &lt; String &gt; allow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UtilsTests.isSameOriginWithForwarded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UtilsTests.isSameOriginWithXForwarde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UtilsTests.isValid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UtilsTests.checkSameOrigin( String scheme , String serverName , int port , String originH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UtilsTests.testWithForwardedHeader( String serverName , int port , String forwardedHeader , String originH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UtilsTests.findParamet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